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4.645cm" svg:y="0.97cm">
          <text:p text:style-name="P1">C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481cm" svg:height="0.962cm" svg:x="5.915cm" svg:y="1.124cm">
          <draw:text-box>
            <text:p>Military Power</text:p>
          </draw:text-box>
        </draw:frame>
        <draw:custom-shape draw:style-name="gr1" draw:text-style-name="P1" draw:layer="layout" svg:width="1.27cm" svg:height="1.27cm" svg:x="0.835cm" svg:y="3.577cm">
          <text:p text:style-name="P1">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4.645cm" svg:y="3.577cm">
          <text:p text:style-name="P1">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455cm" svg:y="3.577cm">
          <text:p text:style-name="P1">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99cm" svg:y1="3.86cm" svg:x2="4.809cm" svg:y2="1.955cm">
          <text:p/>
        </draw:line>
        <draw:frame draw:style-name="gr2" draw:layer="controls" svg:width="3.055cm" svg:height="0.962cm" svg:x="-0.112cm" svg:y="4.686cm">
          <draw:text-box>
            <text:p>Vigilance</text:p>
          </draw:text-box>
        </draw:frame>
        <draw:frame draw:style-name="gr2" draw:layer="controls" svg:width="2.331cm" svg:height="0.962cm" svg:x="4.021cm" svg:y="4.686cm">
          <draw:text-box>
            <text:p>Reach</text:p>
          </draw:text-box>
        </draw:frame>
        <draw:frame draw:style-name="gr2" draw:layer="controls" svg:width="2.297cm" svg:height="0.962cm" svg:x="7.875cm" svg:y="4.686cm">
          <draw:text-box>
            <text:p>Power</text:p>
          </draw:text-box>
        </draw:frame>
        <draw:line draw:style-name="gr4" draw:text-style-name="P1" draw:layer="controls" svg:x1="5.312cm" svg:y1="2.272cm" svg:x2="5.312cm" svg:y2="3.621cm">
          <text:p/>
        </draw:line>
        <draw:line draw:style-name="gr4" draw:text-style-name="P1" draw:layer="controls" svg:x1="5.815cm" svg:y1="2.034cm" svg:x2="8.566cm" svg:y2="3.86cm">
          <text:p/>
        </draw:line>
        <draw:custom-shape draw:style-name="gr1" draw:text-style-name="P1" draw:layer="controls" svg:width="1.27cm" svg:height="1.27cm" svg:x="0.835cm" svg:y="6.779cm">
          <text:p text:style-name="P1">C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controls" svg:width="1.27cm" svg:height="1.27cm" svg:x="8.435cm" svg:y="6.779cm">
          <text:p text:style-name="P1">C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controls" svg:width="1.27cm" svg:height="1.27cm" svg:x="4.635cm" svg:y="6.779cm">
          <text:p text:style-name="P1">C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controls" svg:x1="1.502cm" svg:y1="5.421cm" svg:x2="1.475cm" svg:y2="6.77cm">
          <text:p/>
        </draw:line>
        <draw:line draw:style-name="gr4" draw:text-style-name="P1" draw:layer="controls" svg:x1="9.069cm" svg:y1="5.394cm" svg:x2="9.075cm" svg:y2="6.771cm">
          <text:p/>
        </draw:line>
        <draw:line draw:style-name="gr4" draw:text-style-name="P1" draw:layer="controls" svg:x1="5.285cm" svg:y1="5.341cm" svg:x2="5.275cm" svg:y2="6.771cm">
          <text:p/>
        </draw:line>
        <draw:frame draw:style-name="gr2" draw:text-style-name="P3" draw:layer="controls" svg:width="3.004cm" svg:height="0.962cm" svg:x="3.782cm" svg:y="-0.109cm">
          <draw:text-box>
            <text:p text:style-name="P1"><text:span text:style-name="T1">Strategic</text:span></text:p>
          </draw:text-box>
        </draw:frame>
        <draw:frame draw:style-name="gr2" draw:text-style-name="P1" draw:layer="controls" svg:width="1.56cm" svg:height="0.962cm" svg:x="0.682cm" svg:y="8.093cm">
          <draw:text-box>
            <text:p text:style-name="P1">ISR</text:p>
          </draw:text-box>
        </draw:frame>
        <draw:frame draw:style-name="gr2" draw:layer="controls" svg:width="2.547cm" svg:height="0.962cm" svg:x="3.93cm" svg:y="8.093cm">
          <draw:text-box>
            <text:p>Access</text:p>
          </draw:text-box>
        </draw:frame>
        <draw:frame draw:style-name="gr2" draw:text-style-name="P1" draw:layer="controls" svg:width="3.702cm" svg:height="1.673cm" svg:x="7.185cm" svg:y="8.093cm">
          <draw:text-box>
            <text:p text:style-name="P1">Domain</text:p>
            <text:p text:style-name="P1">Domin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668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hiu-Kai Chin</meta:initial-creator>
    <meta:creation-date>2010-06-26T21:35:37</meta:creation-date>
    <dc:date>2010-06-26T23:33:05</dc:date>
    <dc:creator>Shiu-Kai Chin</dc:creator>
    <meta:editing-duration>PT00H26M38S</meta:editing-duration>
    <meta:editing-cycles>3</meta:editing-cycles>
    <meta:generator>OpenOffice.org/3.2$Unix OpenOffice.org_project/320m12$Build-9483</meta:generator>
    <meta:document-statistic meta:object-count="21"/>
  </office:meta>
</office:document-meta>
</file>